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157cm" fo:min-width="2.751cm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77bc65" draw:textarea-horizontal-align="justify" draw:textarea-vertical-align="middle" draw:auto-grow-height="false" fo:min-height="1.251cm" fo:min-width="1.326cm" loext:decorative="false"/>
      <style:paragraph-properties style:writing-mode="lr-tb"/>
    </style:style>
    <style:style style:name="gr3" style:family="graphic" style:parent-style-name="objectwithoutfill">
      <style:graphic-properties draw:marker-end="Estremità_20_linea_20_3" draw:marker-end-width="0.3cm" draw:fill="none" draw:textarea-vertical-align="middle" loext:decorative="false"/>
    </style:style>
    <style:style style:name="gr4" style:family="graphic" style:parent-style-name="objectwithoutfill">
      <style:graphic-properties svg:stroke-color="#000000" draw:marker-end="Estremità_20_linea_20_5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77bc65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3.25cm" svg:height="1.75cm" svg:x="2.5cm" svg:y="4cm">
          <text:p text:style-name="P1"><text:span text:style-name="T1">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2" draw:id="id2" draw:layer="layout" svg:width="3.25cm" svg:height="1.75cm" svg:x="2.5cm" svg:y="6.75cm">
          <text:p text:style-name="P1"><text:span text:style-name="T1">hardware-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3" xml:id="id3" draw:id="id3" draw:layer="layout" svg:width="3cm" svg:height="1.5cm" svg:x="2.75cm" svg:y="1.5cm">
          <text:p text:style-name="P2"><text:span text:style-name="T1">ni</text:span><text:span text:style-name="T1">xp</text:span><text:span text:style-name="T1">kg</text:span><text:span text:style-name="T1">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4" draw:layer="layout" draw:type="curve" svg:x1="4.125cm" svg:y1="5.647cm" svg:x2="4.125cm" svg:y2="6.75cm" draw:start-shape="id1" draw:start-glue-point="6" draw:end-shape="id2" draw:end-glue-point="4" svg:d="M4125 5647v1103" svg:viewBox="0 0 1 1104">
          <text:p/>
        </draw:connector>
        <draw:connector draw:style-name="gr4" draw:text-style-name="P4" draw:layer="layout" draw:type="curve" svg:x1="4.125cm" svg:y1="4cm" svg:x2="4.25cm" svg:y2="3cm" draw:start-shape="id1" draw:start-glue-point="4" draw:end-shape="id3" draw:end-glue-point="8" svg:d="M4125 4000c0-748 125-249 125-1000" svg:viewBox="0 0 126 1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9:29:56.403636837</meta:creation-date>
    <dc:date>2024-03-22T19:41:21.033612270</dc:date>
    <meta:editing-duration>PT11M25S</meta:editing-duration>
    <meta:editing-cycles>1</meta:editing-cycles>
    <meta:document-statistic meta:object-count="5"/>
    <meta:generator>LibreOffice/7.6.4.1$Linux_X86_64 LibreOffice_project/60$Build-1</meta:generator>
  </office:meta>
</office:document-meta>
</file>